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paragraph-rsid="0004edbd"/>
    </style:style>
    <style:style style:name="P2" style:family="paragraph" style:parent-style-name="Standard">
      <style:text-properties style:font-name="Calibri" fo:font-size="11pt" officeooo:paragraph-rsid="0004edbd" style:font-size-asian="11pt" style:font-size-complex="11pt"/>
    </style:style>
    <style:style style:name="P3" style:family="paragraph" style:parent-style-name="Standard" style:list-style-name="L1">
      <style:text-properties style:font-name="Calibri" fo:font-weight="bold" officeooo:paragraph-rsid="0004edbd" style:font-weight-asian="bold" style:font-weight-complex="bold"/>
    </style:style>
    <style:style style:name="T1" style:family="text">
      <style:text-properties style:font-name="Calibri" officeooo:rsid="0004edbd"/>
    </style:style>
    <style:style style:name="T2" style:family="text">
      <style:text-properties officeooo:rsid="0004edbd"/>
    </style:style>
    <style:style style:name="T3" style:family="text">
      <style:text-properties officeooo:rsid="0005ec9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<text:span text:style-name="T2">E</text:span>l teléfono de "Mariquilla".</text:p>
        </text:list-item>
      </text:list>
      <text:p text:style-name="P1"/>
      <text:p text:style-name="P2">//persona[nombre = "Mariquilla"]/tlfo/<text:span text:style-name="T3">text()</text:span></text:p>
      <text:p text:style-name="P1"/>
      <text:list text:continue-numbering="true" text:style-name="L1">
        <text:list-item>
          <text:p text:style-name="P3"><text:span text:style-name="T2">L</text:span>os identificadores de los jugadores cuyo nombre es "Perico".</text:p>
        </text:list-item>
      </text:list>
      <text:p text:style-name="P1"/>
      <text:p text:style-name="P2">//persona[@id = //equipo/integrantes/@jugadores][nombre = "Perico"]/@id</text:p>
      <text:p text:style-name="P1"/>
      <text:list text:continue-numbering="true" text:style-name="L1">
        <text:list-item>
          <text:p text:style-name="P3"><text:span text:style-name="T2">L</text:span>a cantidad de participantes.</text:p>
        </text:list-item>
      </text:list>
      <text:p text:style-name="P1"/>
      <text:p text:style-name="P2">count(//persona)</text:p>
      <text:p text:style-name="P1"/>
      <text:list text:continue-numbering="true" text:style-name="L1">
        <text:list-item>
          <text:p text:style-name="P3"><text:span text:style-name="T2">L</text:span>a cantidad de participantes que vive en Rota.</text:p>
        </text:list-item>
      </text:list>
      <text:p text:style-name="P1"/>
      <text:p text:style-name="P2">count(//persona[direccion/localidad = "Rota"])</text:p>
      <text:p text:style-name="P1"/>
      <text:list text:continue-numbering="true" text:style-name="L1">
        <text:list-item>
          <text:p text:style-name="P3"><text:span text:style-name="T2">L</text:span>os jugadores cuyo primer apellido sea "Márquez".</text:p>
        </text:list-item>
      </text:list>
      <text:p text:style-name="P1"/>
      <text:p text:style-name="P2">//persona[@id = //equipo/integrantes/@jugadores][apellidos = "Márquez"]</text:p>
      <text:p text:style-name="P1"/>
      <text:list text:continue-numbering="true" text:style-name="L1">
        <text:list-item>
          <text:p text:style-name="P3"><text:span text:style-name="T2">L</text:span>os encuentros que ganó un equipo local.</text:p>
        </text:list-item>
      </text:list>
      <text:p text:style-name="P1"/>
      <text:p text:style-name="P2">//encuentro[@goles_local &gt; /encuentro/@goles_visitante]</text:p>
      <text:p text:style-name="P1"/>
      <text:list text:continue-numbering="true" text:style-name="L1">
        <text:list-item>
          <text:p text:style-name="P3"><text:span text:style-name="T2">L</text:span>os apellidos del entrenador que entrena al equipo "Futboleros Tuercebotas".</text:p>
        </text:list-item>
      </text:list>
      <text:p text:style-name="P1"/>
      <text:p text:style-name="P2">//persona[@id = //equipo[@nombre="Futboleros Tuercebotas"]/integrantes/@entrenador]/apellidos/<text:span text:style-name="T3">text()</text:span></text:p>
      <text:p text:style-name="P1"/>
      <text:list text:continue-numbering="true" text:style-name="L1">
        <text:list-item>
          <text:p text:style-name="P3"><text:span text:style-name="T2">L</text:span>os participantes que son entrenadores.</text:p>
        </text:list-item>
      </text:list>
      <text:p text:style-name="P1"/>
      <text:p text:style-name="P2">//persona[@id = //equipo/integrantes/@entrenador]</text:p>
      <text:p text:style-name="P1"/>
      <text:list text:continue-numbering="true" text:style-name="L1">
        <text:list-item>
          <text:p text:style-name="P3"><text:span text:style-name="T2">E</text:span>l primer encuentro que se celebró (que no tiene que ser el que aparezca primero en el documento, sino el de fecha más antigua).</text:p>
        </text:list-item>
      </text:list>
      <text:p text:style-name="P1"/>
      <text:p text:style-name="P2">//encuentro[translate(@fecha,"-","") &lt; /encuentro/translate(@fecha,"-","")]</text:p>
      <text:p text:style-name="P1"/>
      <text:list text:continue-numbering="true" text:style-name="L1">
        <text:list-item>
          <text:p text:style-name="P3"><text:span text:style-name="T2">L</text:span>a lista de los identificadores de equipo que ha ganado cada uno de los encuentros. Si se produjo empate, se devuelve el del equipo visitante.</text:p>
        </text:list-item>
      </text:list>
      <text:p text:style-name="P1"/>
      <text:p text:style-name="P2">//equipo[@id = //encuentro[@goles_local &gt; /encuentro/@goles_visitante]/@local] | //equipo[@id = //encuentro[@goles_local &lt; /encuentro/@goles_visitante]/@visitante] | //equipo[@id = //encuentro[@goles_local = /encuentro/@goles_visitante]/@visitante]/@i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09:00:40.363000000</meta:creation-date>
    <dc:date>2023-12-20T10:01:18.451000000</dc:date>
    <meta:editing-duration>PT1H38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20" meta:word-count="160" meta:character-count="1438" meta:non-whitespace-character-count="1308"/>
  </office:meta>
</office:document-meta>
</file>